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1B1308C282AE004C25E.png" manifest:media-type="image/png"/>
  <manifest:file-entry manifest:full-path="Pictures/10000201000001C70000013BD6D42D6978B328A0.png" manifest:media-type="image/png"/>
  <manifest:file-entry manifest:full-path="Pictures/100002010000014D000002814168DD709BAD1A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ezentacja <text:s/>1 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zien dobry :)</text:p>
          </draw:text-box>
        </draw:frame>
        <draw:frame draw:style-name="gr2" draw:text-style-name="P2" draw:layer="layout" svg:width="17.526cm" svg:height="12.132cm" svg:x="2.032cm" svg:y="5.129cm">
          <draw:image xlink:href="Pictures/10000201000001C70000013BD6D42D6978B328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ten morge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6.778cm" svg:height="13.047cm" svg:x="10.414cm" svg:y="5.5cm">
          <draw:image xlink:href="Pictures/100002010000014D000002814168DD709BAD1A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od morn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3.208cm" svg:height="13.208cm" svg:x="7.112cm" svg:y="5.334cm">
          <draw:image xlink:href="Pictures/10000201000001B1000001B1308C282AE004C2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5T21:43:30.892774376</meta:creation-date>
    <meta:editing-duration>PT8M1S</meta:editing-duration>
    <meta:editing-cycles>2</meta:editing-cycles>
    <meta:generator>LibreOffice/6.0.7.3$Linux_X86_64 LibreOffice_project/00m0$Build-3</meta:generator>
    <dc:title>Alizarin</dc:title>
    <dc:date>2019-12-25T21:51:29.992191101</dc:date>
    <meta:document-statistic meta:object-count="55"/>
  </office:meta>
</office:document-meta>
</file>